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P6" style:family="paragraph" style:parent-style-name="Standard">
      <style:text-properties style:font-name="Arial" officeooo:rsid="000eb675" officeooo:paragraph-rsid="000eb675"/>
    </style:style>
    <style:style style:name="P7" style:family="paragraph" style:parent-style-name="Standard">
      <style:text-properties officeooo:paragraph-rsid="000eb675"/>
    </style:style>
    <style:style style:name="P8" style:family="paragraph" style:parent-style-name="Standard">
      <style:text-properties officeooo:rsid="000eb675" officeooo:paragraph-rsid="000eb67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officeooo:rsid="000bb9a5" style:font-weight-asian="bold" style:font-weight-complex="bold"/>
    </style:style>
    <style:style style:name="T4" style:family="text">
      <style:text-properties style:font-name="Arial" fo:font-weight="bold" officeooo:rsid="000eb675" style:font-weight-asian="bold" style:font-weight-complex="bold"/>
    </style:style>
    <style:style style:name="T5" style:family="text">
      <style:text-properties style:font-name="Arial" fo:font-weight="normal" officeooo:rsid="000bb9a5" style:font-weight-asian="normal" style:font-weight-complex="normal"/>
    </style:style>
    <style:style style:name="T6" style:family="text">
      <style:text-properties style:font-name="Arial" officeooo:rsid="000eb675"/>
    </style:style>
    <style:style style:name="T7" style:family="text">
      <style:text-properties style:font-name="Arial" officeooo:rsid="000f2d38"/>
    </style:style>
    <style:style style:name="T8" style:family="text">
      <style:text-properties officeooo:rsid="000eb6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</text:span><text:span text:style-name="T4">almon Salad</text:span><text:span text:style-name="T5"> 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6">6 Oz<text:tab/><text:tab/><text:tab/>Salmon – cooked</text:p>
      <text:p text:style-name="P6">1<text:tab/><text:tab/><text:tab/>Green Onion</text:p>
      <text:p text:style-name="P6"/>
      <text:p text:style-name="P6">3 Oz<text:tab/><text:tab/><text:tab/>Cream Cheese</text:p>
      <text:p text:style-name="P6">1 Tbs<text:tab/><text:tab/><text:tab/>Mayonnaise</text:p>
      <text:p text:style-name="P6">1 Tbs<text:tab/><text:tab/><text:tab/>Lemon Juice</text:p>
      <text:p text:style-name="P6">1 tsp<text:tab/><text:tab/><text:tab/>Dill Weed</text:p>
      <text:p text:style-name="P6"/>
      <text:p text:style-name="P6"><text:tab/><text:tab/><text:tab/>Salt</text:p>
      <text:p text:style-name="P6"><text:tab/><text:tab/><text:tab/>Pepper</text:p>
      <text:p text:style-name="P6"/>
      <text:p text:style-name="P1"/>
      <text:p text:style-name="P3">Cooking Instructions:</text:p>
      <text:p text:style-name="P1"/>
      <text:p text:style-name="P6">Break up salmon in a large bowl</text:p>
      <text:p text:style-name="P6"/>
      <text:p text:style-name="P6">Mince green onion and add to salmon</text:p>
      <text:p text:style-name="P6"/>
      <text:p text:style-name="P6">Mix</text:p>
      <text:p text:style-name="P6"/>
      <text:p text:style-name="P7"><text:span text:style-name="T6">In a separate bowl, mix next 4 ingredients.</text:span></text:p>
      <text:p text:style-name="P8"><text:span text:style-name="T2">Add Salt and Pepper to taste.</text:span></text:p>
      <text:p text:style-name="P8"><text:span text:style-name="T2"/></text:p>
      <text:p text:style-name="P8"><text:span text:style-name="T7">Add</text:span><text:span text:style-name="T2"> ma</text:span><text:span text:style-name="T7">y</text:span><text:span text:style-name="T2">o and cream cheese mixture to salmon and green onions.</text:span></text:p>
      <text:p text:style-name="P8"><text:span text:style-name="T2">Mix well.</text:span></text:p>
      <text:p text:style-name="P8"><text:span text:style-name="T2"/></text:p>
      <text:p text:style-name="P8"><text:span text:style-name="T2">Serve on bread product.</text:span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6T15:13:22.142000000</meta:creation-date>
    <meta:editing-duration>PT17M35S</meta:editing-duration>
    <meta:editing-cycles>4</meta:editing-cycles>
    <meta:generator>LibreOffice/6.3.2.2$Windows_X86_64 LibreOffice_project/98b30e735bda24bc04ab42594c85f7fd8be07b9c</meta:generator>
    <dc:date>2019-10-16T15:30:56.898000000</dc:date>
    <meta:print-date>2019-10-16T15:22:25.983000000</meta:print-date>
    <meta:document-statistic meta:table-count="0" meta:image-count="0" meta:object-count="0" meta:page-count="1" meta:paragraph-count="19" meta:word-count="76" meta:character-count="412" meta:non-whitespace-character-count="334"/>
  </office:meta>
</office:document-meta>
</file>